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Seigneur cède un type de droits sur x FP, identifiés, sur lesquels il avait ce droit.</text:p>
      <text:p text:style-name="Standard"/>
      <text:p text:style-name="Standard">Quand un nouveau FP apparaît, il est affecté à un ou plusieurs seigneurs :</text:p>
      <text:list xml:id="list36566893" text:style-name="L1">
        <text:list-item>
          <text:p text:style-name="P1">quand il apparaît sur le ou les voisinages d'un ou plusieurs seigneurs, il est affecté à ce ou ces seigneurs. Ceux-ci prélèveront donc les droits dont ils sont détenteurs sur ce FP.</text:p>
        </text:list-item>
        <text:list-item>
          <text:p text:style-name="P1">Quand il apparaît dans le voisinage d'aucun seigneur, il est affecté à l'un ou l'autre des grands seigneurs, aléatoirement.</text:p>
        </text:list-item>
      </text:list>
      <text:p text:style-name="Standard"/>
      <text:p text:style-name="Standard">Droits cédés avec voisinage = relatifs à un château.</text:p>
      <text:p text:style-name="Standard">Quand un petit seigneur devient châtelain par don d'un château en garde d'un grand seigneur : adopte-t-il les coordonnées (x, y) du château ? Problème si plusieurs châteaux. Ou bien, garde-t-il ses coordonnées (x, y) et le voisinage qui va avec, auquel s'ajoute, comme zone de prélèvement des redevances, le voisinage du château ou des châteaux qu'il a en garde ?</text:p>
      <text:p text:style-name="Standard"/>
      <text:p text:style-name="Standard">Quand un grand seigneur crée un château, perçoit-il les droits banaux et de basse-moyenne justice sur tous les FP dans le voisinage de ce château ?</text:p>
      <text:p text:style-name="Standard"/>
      <text:p text:style-name="Standard">Quand un petit seigneur crée un château, quel(s) droit(s) perçoit-il dans le voisinage de ce château ? Dans tous les cas, droit banal perçu sur tous les FP du voisinage quand création d'un marché ou d'une foire.</text:p>
      <text:p text:style-name="Standard"/>
      <text:p text:style-name="Standard">Création d'une nouvelle catégorie d'objets = zones de prélèvement. On identifie les seigneurs ayant le droit de prélever des redevances dans chacune des zones de prélèvement, ainsi que le % de prélèvement dans chacune des zones.</text:p>
      <text:p text:style-name="Standard">Une zone de prélèvement est associée au prélèvement d'un seul et unique type de droit. Si les redevances pour différents droits sont perçues en un même lieu, les zones de prélèvement se superposent.</text:p>
      <text:p text:style-name="Standard">Quand un seigneur s'arroge un nouveau droit, il crée une zone de prélèvement pour ce droit. Quand un seigneur cède une partie de ses droits sur une zone de prélèvement, les FP ne doivent payer qu'à l'un ou l'autre des seigneurs ayant les droits sur cette zo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13T16:40:02.58</meta:creation-date>
    <dc:date>2014-10-13T17:02:42.52</dc:date>
    <meta:editing-duration>PT22M39S</meta:editing-duration>
    <meta:editing-cycles>3</meta:editing-cycles>
    <meta:generator>LibreOffice/3.4$Win32 LibreOffice_project/340m1$Build-402</meta:generator>
    <meta:document-statistic meta:table-count="0" meta:image-count="0" meta:object-count="0" meta:page-count="1" meta:paragraph-count="11" meta:word-count="332" meta:character-count="1924" meta:non-whitespace-character-count="1605"/>
  </office:meta>
</office:document-meta>
</file>